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Bold" svg:font-family="'Arial Bold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74in" fo:margin-left="-0.075in" fo:margin-top="0in" fo:margin-bottom="0in" table:align="left" style:writing-mode="lr-tb"/>
    </style:style>
    <style:style style:name="Table1.A" style:family="table-column">
      <style:table-column-properties style:column-width="1.7479in"/>
    </style:style>
    <style:style style:name="Table1.B" style:family="table-column">
      <style:table-column-properties style:column-width="3.0514in"/>
    </style:style>
    <style:style style:name="Table1.C" style:family="table-column">
      <style:table-column-properties style:column-width="2.068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ddd9c3" fo:padding-left="0.075in" fo:padding-right="0.075in" fo:padding-top="0in" fo:padding-bottom="0in" fo:border="0.0069in solid #bfbfbf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0069in solid #bfbfbf"/>
    </style:style>
    <style:style style:name="Table2" style:family="table">
      <style:table-properties style:width="6.8674in" fo:margin-left="-0.075in" fo:margin-top="0in" fo:margin-bottom="0in" table:align="left" style:writing-mode="lr-tb"/>
    </style:style>
    <style:style style:name="Table2.A" style:family="table-column">
      <style:table-column-properties style:column-width="0.7868in"/>
    </style:style>
    <style:style style:name="Table2.B" style:family="table-column">
      <style:table-column-properties style:column-width="0.9278in"/>
    </style:style>
    <style:style style:name="Table2.C" style:family="table-column">
      <style:table-column-properties style:column-width="1.4104in"/>
    </style:style>
    <style:style style:name="Table2.D" style:family="table-column">
      <style:table-column-properties style:column-width="3.742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ddd9c3" fo:padding-left="0.075in" fo:padding-right="0.075in" fo:padding-top="0in" fo:padding-bottom="0in" fo:border="0.0069in solid #bfbfbf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0069in solid #bfbfbf"/>
    </style:style>
    <style:style style:name="Table3" style:family="table">
      <style:table-properties style:width="6.9299in" fo:margin-left="-0.0194in" fo:margin-top="0in" fo:margin-bottom="0in" table:align="left" style:writing-mode="lr-tb"/>
    </style:style>
    <style:style style:name="Table3.A" style:family="table-column">
      <style:table-column-properties style:column-width="0.6097in"/>
    </style:style>
    <style:style style:name="Table3.B" style:family="table-column">
      <style:table-column-properties style:column-width="5.5118in"/>
    </style:style>
    <style:style style:name="Table3.C" style:family="table-column">
      <style:table-column-properties style:column-width="0.8083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ddd9c3" fo:padding-left="0.0194in" fo:padding-right="0.0194in" fo:padding-top="0in" fo:padding-bottom="0in" fo:border-left="0.0069in solid #00000a" fo:border-right="0.0069in solid #bfbfbf" fo:border-top="0.0069in solid #00000a" fo:border-bottom="0.0069in solid #000001">
        <style:background-image/>
      </style:table-cell-properties>
    </style:style>
    <style:style style:name="Table3.B1" style:family="table-cell">
      <style:table-cell-properties fo:background-color="#ddd9c3" fo:padding-left="0.0194in" fo:padding-right="0.0194in" fo:padding-top="0in" fo:padding-bottom="0in" fo:border-left="0.0069in solid #bfbfbf" fo:border-right="0.0069in solid #bfbfbf" fo:border-top="0.0069in solid #00000a" fo:border-bottom="0.0069in solid #000001">
        <style:background-image/>
      </style:table-cell-properties>
    </style:style>
    <style:style style:name="Table3.C1" style:family="table-cell">
      <style:table-cell-properties fo:background-color="#ddd9c3" fo:padding-left="0.0194in" fo:padding-right="0.0194in" fo:padding-top="0in" fo:padding-bottom="0in" fo:border-left="0.0069in solid #bfbfbf" fo:border-right="0.0069in solid #00000a" fo:border-top="0.0069in solid #00000a" fo:border-bottom="0.0069in solid #000001">
        <style:background-image/>
      </style:table-cell-properties>
    </style:style>
    <style:style style:name="Table3.A2" style:family="table-cell">
      <style:table-cell-properties fo:padding-left="0.0194in" fo:padding-right="0.0194in" fo:padding-top="0in" fo:padding-bottom="0in" fo:border-left="0.0069in solid #00000a" fo:border-right="0.0069in solid #bfbfbf" fo:border-top="0.0069in solid #bfbfbf" fo:border-bottom="0.0069in solid #bfbfbf"/>
    </style:style>
    <style:style style:name="Table3.B2" style:family="table-cell">
      <style:table-cell-properties style:vertical-align="middle" fo:padding-left="0.0194in" fo:padding-right="0.0194in" fo:padding-top="0in" fo:padding-bottom="0in" fo:border="0.0069in solid #bfbfbf"/>
    </style:style>
    <style:style style:name="Table3.C2" style:family="table-cell">
      <style:table-cell-properties style:vertical-align="middle" fo:padding-left="0.0194in" fo:padding-right="0.0194in" fo:padding-top="0in" fo:padding-bottom="0in" fo:border-left="0.0069in solid #bfbfbf" fo:border-right="0.0069in solid #00000a" fo:border-top="0.0069in solid #bfbfbf" fo:border-bottom="0.0069in solid #bfbfbf"/>
    </style:style>
    <style:style style:name="Table3.A4" style:family="table-cell">
      <style:table-cell-properties fo:padding-left="0.0194in" fo:padding-right="0.0194in" fo:padding-top="0in" fo:padding-bottom="0in" fo:border-left="0.0069in solid #00000a" fo:border-right="0.0069in solid #bfbfbf" fo:border-top="0.0069in solid #bfbfbf" fo:border-bottom="0.0069in solid #00000a"/>
    </style:style>
    <style:style style:name="Table3.B4" style:family="table-cell">
      <style:table-cell-properties style:vertical-align="middle" fo:padding-left="0.0194in" fo:padding-right="0.0194in" fo:padding-top="0in" fo:padding-bottom="0in" fo:border-left="0.0069in solid #bfbfbf" fo:border-right="0.0069in solid #bfbfbf" fo:border-top="0.0069in solid #bfbfbf" fo:border-bottom="0.0069in solid #00000a"/>
    </style:style>
    <style:style style:name="Table3.C4" style:family="table-cell">
      <style:table-cell-properties style:vertical-align="middle" fo:padding-left="0.0194in" fo:padding-right="0.0194in" fo:padding-top="0in" fo:padding-bottom="0in" fo:border-left="0.0069in solid #bfbfbf" fo:border-right="0.0069in solid #00000a" fo:border-top="0.0069in solid #bfbfbf" fo:border-bottom="0.0069in solid #00000a"/>
    </style:style>
    <style:style style:name="Table3.A5" style:family="table-cell" style:data-style-name="N0">
      <style:table-cell-properties fo:padding-left="0.0194in" fo:padding-right="0.0194in" fo:padding-top="0in" fo:padding-bottom="0in" fo:border-left="0.0069in solid #00000a" fo:border-right="0.0069in solid #bfbfbf" fo:border-top="none" fo:border-bottom="0.0069in solid #00000a"/>
    </style:style>
    <style:style style:name="Table3.B5" style:family="table-cell">
      <style:table-cell-properties style:vertical-align="middle" fo:padding-left="0.0194in" fo:padding-right="0.0194in" fo:padding-top="0in" fo:padding-bottom="0in" fo:border-left="0.0069in solid #bfbfbf" fo:border-right="0.0069in solid #bfbfbf" fo:border-top="none" fo:border-bottom="0.0069in solid #00000a"/>
    </style:style>
    <style:style style:name="Table3.C5" style:family="table-cell">
      <style:table-cell-properties style:vertical-align="middle" fo:padding-left="0.0194in" fo:padding-right="0.0194in" fo:padding-top="0in" fo:padding-bottom="0in" fo:border-left="0.0069in solid #bfbfbf" fo:border-right="0.0069in solid #00000a" fo:border-top="none" fo:border-bottom="0.0069in solid #00000a"/>
    </style:style>
    <style:style style:name="Table4" style:family="table">
      <style:table-properties style:width="6.9299in" fo:margin-left="-0.0194in" fo:margin-top="0in" fo:margin-bottom="0in" table:align="left" style:writing-mode="lr-tb"/>
    </style:style>
    <style:style style:name="Table4.A" style:family="table-column">
      <style:table-column-properties style:column-width="0.6097in"/>
    </style:style>
    <style:style style:name="Table4.B" style:family="table-column">
      <style:table-column-properties style:column-width="5.5118in"/>
    </style:style>
    <style:style style:name="Table4.C" style:family="table-column">
      <style:table-column-properties style:column-width="0.8083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ddd9c3" fo:padding-left="0.0194in" fo:padding-right="0.0194in" fo:padding-top="0in" fo:padding-bottom="0in" fo:border-left="0.0069in solid #00000a" fo:border-right="0.0069in solid #bfbfbf" fo:border-top="0.0069in solid #00000a" fo:border-bottom="0.0069in solid #000001">
        <style:background-image/>
      </style:table-cell-properties>
    </style:style>
    <style:style style:name="Table4.B1" style:family="table-cell">
      <style:table-cell-properties fo:background-color="#ddd9c3" fo:padding-left="0.0194in" fo:padding-right="0.0194in" fo:padding-top="0in" fo:padding-bottom="0in" fo:border-left="0.0069in solid #bfbfbf" fo:border-right="0.0069in solid #bfbfbf" fo:border-top="0.0069in solid #00000a" fo:border-bottom="0.0069in solid #000001">
        <style:background-image/>
      </style:table-cell-properties>
    </style:style>
    <style:style style:name="Table4.C1" style:family="table-cell">
      <style:table-cell-properties fo:background-color="#ddd9c3" fo:padding-left="0.0194in" fo:padding-right="0.0194in" fo:padding-top="0in" fo:padding-bottom="0in" fo:border-left="0.0069in solid #bfbfbf" fo:border-right="0.0069in solid #00000a" fo:border-top="0.0069in solid #00000a" fo:border-bottom="0.0069in solid #000001">
        <style:background-image/>
      </style:table-cell-properties>
    </style:style>
    <style:style style:name="Table4.A2" style:family="table-cell">
      <style:table-cell-properties fo:padding-left="0.0194in" fo:padding-right="0.0194in" fo:padding-top="0in" fo:padding-bottom="0in" fo:border-left="0.0069in solid #00000a" fo:border-right="0.0069in solid #bfbfbf" fo:border-top="0.0069in solid #bfbfbf" fo:border-bottom="0.0069in solid #bfbfbf"/>
    </style:style>
    <style:style style:name="Table4.B2" style:family="table-cell">
      <style:table-cell-properties style:vertical-align="middle" fo:padding-left="0.0194in" fo:padding-right="0.0194in" fo:padding-top="0in" fo:padding-bottom="0in" fo:border="0.0069in solid #bfbfbf"/>
    </style:style>
    <style:style style:name="Table4.C2" style:family="table-cell">
      <style:table-cell-properties style:vertical-align="middle" fo:padding-left="0.0194in" fo:padding-right="0.0194in" fo:padding-top="0in" fo:padding-bottom="0in" fo:border-left="0.0069in solid #bfbfbf" fo:border-right="0.0069in solid #00000a" fo:border-top="0.0069in solid #bfbfbf" fo:border-bottom="0.0069in solid #bfbfbf"/>
    </style:style>
    <style:style style:name="Table4.A5" style:family="table-cell">
      <style:table-cell-properties fo:padding-left="0.0194in" fo:padding-right="0.0194in" fo:padding-top="0in" fo:padding-bottom="0in" fo:border-left="0.0069in solid #00000a" fo:border-right="0.0069in solid #bfbfbf" fo:border-top="0.0069in solid #bfbfbf" fo:border-bottom="0.0069in solid #00000a"/>
    </style:style>
    <style:style style:name="Table4.B5" style:family="table-cell">
      <style:table-cell-properties style:vertical-align="middle" fo:padding-left="0.0194in" fo:padding-right="0.0194in" fo:padding-top="0in" fo:padding-bottom="0in" fo:border-left="0.0069in solid #bfbfbf" fo:border-right="0.0069in solid #bfbfbf" fo:border-top="0.0069in solid #bfbfbf" fo:border-bottom="0.0069in solid #00000a"/>
    </style:style>
    <style:style style:name="Table4.C5" style:family="table-cell">
      <style:table-cell-properties style:vertical-align="middle" fo:padding-left="0.0194in" fo:padding-right="0.0194in" fo:padding-top="0in" fo:padding-bottom="0in" fo:border-left="0.0069in solid #bfbfbf" fo:border-right="0.0069in solid #00000a" fo:border-top="0.0069in solid #bfbfbf" fo:border-bottom="0.0069in solid #00000a"/>
    </style:style>
    <style:style style:name="Table5" style:family="table">
      <style:table-properties style:width="6.7688in" fo:margin-left="-0.075in" fo:margin-top="0in" fo:margin-bottom="0in" table:align="left" style:writing-mode="lr-tb"/>
    </style:style>
    <style:style style:name="Table5.A" style:family="table-column">
      <style:table-column-properties style:column-width="0.9604in"/>
    </style:style>
    <style:style style:name="Table5.B" style:family="table-column">
      <style:table-column-properties style:column-width="1.4757in"/>
    </style:style>
    <style:style style:name="Table5.C" style:family="table-column">
      <style:table-column-properties style:column-width="1.5396in"/>
    </style:style>
    <style:style style:name="Table5.D" style:family="table-column">
      <style:table-column-properties style:column-width="1.9063in"/>
    </style:style>
    <style:style style:name="Table5.E" style:family="table-column">
      <style:table-column-properties style:column-width="0.8868in"/>
    </style:style>
    <style:style style:name="Table5.1" style:family="table-row">
      <style:table-row-properties style:min-row-height="0.1667in"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/>
    </style:style>
    <style:style style:name="Table5.2" style:family="table-row">
      <style:table-row-properties style:min-row-height="0.3771in" style:keep-together="true" fo:keep-together="auto"/>
    </style:style>
    <style:style style:name="Table5.A2" style:family="table-cell" style:data-style-name="N0">
      <style:table-cell-properties fo:padding-left="0.075in" fo:padding-right="0.075in" fo:padding-top="0in" fo:padding-bottom="0in" fo:border="0.0069in solid #00000a"/>
    </style:style>
    <style:style style:name="Table6" style:family="table">
      <style:table-properties style:width="6.7688in" fo:margin-left="-0.075in" fo:margin-top="0in" fo:margin-bottom="0in" table:align="left" style:writing-mode="lr-tb"/>
    </style:style>
    <style:style style:name="Table6.A" style:family="table-column">
      <style:table-column-properties style:column-width="2.0431in"/>
    </style:style>
    <style:style style:name="Table6.B" style:family="table-column">
      <style:table-column-properties style:column-width="4.7257in"/>
    </style:style>
    <style:style style:name="Table6.1" style:family="table-row">
      <style:table-row-properties style:min-row-height="0.1667in"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/>
    </style:style>
    <style:style style:name="Table6.2" style:family="table-row">
      <style:table-row-properties style:min-row-height="0.3771in" style:keep-together="true" fo:keep-together="auto"/>
    </style:style>
    <style:style style:name="Table7" style:family="table">
      <style:table-properties style:width="6.7132in" fo:margin-left="-0.0194in" fo:margin-top="0in" fo:margin-bottom="0in" table:align="left" style:writing-mode="lr-tb"/>
    </style:style>
    <style:style style:name="Table7.A" style:family="table-column">
      <style:table-column-properties style:column-width="2.0861in"/>
    </style:style>
    <style:style style:name="Table7.B" style:family="table-column">
      <style:table-column-properties style:column-width="4.6271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ddd9c3" fo:padding-left="0.0194in" fo:padding-right="0.0194in" fo:padding-top="0in" fo:padding-bottom="0in" fo:border-left="0.0069in solid #00000a" fo:border-right="0.0069in solid #bfbfbf" fo:border-top="0.0069in solid #00000a" fo:border-bottom="none">
        <style:background-image/>
      </style:table-cell-properties>
    </style:style>
    <style:style style:name="Table7.B1" style:family="table-cell">
      <style:table-cell-properties fo:background-color="#ddd9c3" fo:padding-left="0.0194in" fo:padding-right="0.0194in" fo:padding-top="0in" fo:padding-bottom="0in" fo:border-left="0.0069in solid #bfbfbf" fo:border-right="0.0069in solid #00000a" fo:border-top="0.0069in solid #00000a" fo:border-bottom="none">
        <style:background-image/>
      </style:table-cell-properties>
    </style:style>
    <style:style style:name="Table7.A2" style:family="table-cell">
      <style:table-cell-properties style:vertical-align="middle" fo:padding-left="0.0194in" fo:padding-right="0.0194in" fo:padding-top="0in" fo:padding-bottom="0in" fo:border-left="0.0069in solid #00000a" fo:border-right="0.0069in solid #bfbfbf" fo:border-top="0.0069in solid #bfbfbf" fo:border-bottom="0.0069in solid #bfbfbf"/>
    </style:style>
    <style:style style:name="Table7.B2" style:family="table-cell">
      <style:table-cell-properties style:vertical-align="middle" fo:padding-left="0.0194in" fo:padding-right="0.0194in" fo:padding-top="0in" fo:padding-bottom="0in" fo:border-left="0.0069in solid #bfbfbf" fo:border-right="0.0069in solid #00000a" fo:border-top="0.0069in solid #bfbfbf" fo:border-bottom="0.0069in solid #bfbfbf"/>
    </style:style>
    <style:style style:name="Table7.A4" style:family="table-cell">
      <style:table-cell-properties style:vertical-align="middle" fo:padding-left="0.0194in" fo:padding-right="0.0194in" fo:padding-top="0in" fo:padding-bottom="0in" fo:border-left="0.0069in solid #00000a" fo:border-right="0.0069in solid #bfbfbf" fo:border-top="0.0069in solid #bfbfbf" fo:border-bottom="0.0069in solid #00000a"/>
    </style:style>
    <style:style style:name="Table7.B4" style:family="table-cell">
      <style:table-cell-properties style:vertical-align="middle" fo:padding-left="0.0194in" fo:padding-right="0.0194in" fo:padding-top="0in" fo:padding-bottom="0in" fo:border-left="0.0069in solid #bfbfbf" fo:border-right="0.0069in solid #00000a" fo:border-top="0.0069in solid #bfbfbf" fo:border-bottom="0.0069in solid #00000a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>
        <style:tab-stops>
          <style:tab-stop style:position="2.8839in" style:type="center"/>
          <style:tab-stop style:position="5.7681in" style:type="right"/>
          <style:tab-stop style:position="6.8909in" style:type="right"/>
        </style:tab-stops>
      </style:paragraph-properties>
    </style:style>
    <style:style style:name="P3" style:family="paragraph" style:parent-style-name="Standard">
      <style:text-properties fo:language="bg" fo:country="BG"/>
    </style:style>
    <style:style style:name="P4" style:family="paragraph" style:parent-style-name="Standard">
      <style:text-properties fo:language="bg" fo:country="BG" fo:font-weight="bold" style:font-weight-asian="bold"/>
    </style:style>
    <style:style style:name="P5" style:family="paragraph" style:parent-style-name="Standard">
      <style:text-properties fo:language="bg" fo:country="BG" style:language-asian="en" style:country-asian="AU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style:language-asian="en" style:country-asian="AU"/>
    </style:style>
    <style:style style:name="P8" style:family="paragraph" style:parent-style-name="Standard">
      <style:paragraph-properties fo:margin-top="0in" fo:margin-bottom="0in"/>
      <style:text-properties fo:language="bg" fo:country="BG"/>
    </style:style>
    <style:style style:name="P9" style:family="paragraph" style:parent-style-name="Standard">
      <style:paragraph-properties fo:margin-top="0.0693in" fo:margin-bottom="0.0693in"/>
    </style:style>
    <style:style style:name="P10" style:family="paragraph" style:parent-style-name="Contents_20_Heading">
      <style:paragraph-properties fo:margin-top="0.0693in" fo:margin-bottom="0.0693in"/>
      <style:text-properties fo:font-size="18pt" style:font-size-asian="18pt"/>
    </style:style>
    <style:style style:name="P11" style:family="paragraph" style:parent-style-name="Standard">
      <style:paragraph-properties fo:margin-top="0.0555in" fo:margin-bottom="0.0555in" fo:text-align="center" style:justify-single-word="false"/>
    </style:style>
    <style:style style:name="P12" style:family="paragraph" style:parent-style-name="Standard">
      <style:paragraph-properties fo:margin-top="0.111in" fo:margin-bottom="0.0555in"/>
    </style:style>
    <style:style style:name="P13" style:family="paragraph" style:parent-style-name="Standard">
      <style:paragraph-properties fo:margin-top="0.111in" fo:margin-bottom="0.0555in"/>
      <style:text-properties fo:language="bg" fo:country="BG"/>
    </style:style>
    <style:style style:name="P14" style:family="paragraph" style:parent-style-name="Contents_20_3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15" style:family="paragraph" style:parent-style-name="Spec_20_Level_20_4">
      <style:paragraph-properties fo:margin-left="0in" fo:margin-right="0in" fo:margin-top="0.111in" fo:margin-bottom="0in" fo:text-align="center" style:justify-single-word="false" fo:text-indent="0in" style:auto-text-indent="false">
        <style:tab-stops>
          <style:tab-stop style:position="0.3937in"/>
        </style:tab-stops>
      </style:paragraph-properties>
    </style:style>
    <style:style style:name="P16" style:family="paragraph" style:parent-style-name="Spec_20_Level_20_4">
      <style:paragraph-properties fo:margin-left="0in" fo:margin-right="0in" fo:margin-top="0.111in" fo:margin-bottom="0in" fo:text-indent="0in" style:auto-text-indent="false">
        <style:tab-stops>
          <style:tab-stop style:position="0.3937in"/>
        </style:tab-stops>
      </style:paragraph-properties>
    </style:style>
    <style:style style:name="P17" style:family="paragraph" style:parent-style-name="Spec_20_Level_20_4">
      <style:paragraph-properties fo:margin-left="0in" fo:margin-right="0in" fo:margin-top="0.111in" fo:margin-bottom="0in" fo:text-indent="0in" style:auto-text-indent="false">
        <style:tab-stops>
          <style:tab-stop style:position="0.3937in"/>
        </style:tab-stops>
      </style:paragraph-properties>
      <style:text-properties fo:language="bg" fo:country="BG"/>
    </style:style>
    <style:style style:name="P18" style:family="paragraph" style:parent-style-name="Spec_20_Level_20_4">
      <style:paragraph-properties fo:margin-top="0.111in" fo:margin-bottom="0in">
        <style:tab-stops>
          <style:tab-stop style:position="0.3937in"/>
          <style:tab-stop style:position="0.7874in"/>
        </style:tab-stops>
      </style:paragraph-properties>
    </style:style>
    <style:style style:name="P19" style:family="paragraph" style:parent-style-name="Heading">
      <style:paragraph-properties>
        <style:tab-stops>
          <style:tab-stop style:position="2.1626in"/>
        </style:tab-stops>
      </style:paragraph-properties>
      <style:text-properties fo:language="bg" fo:country="BG"/>
    </style:style>
    <style:style style:name="P20" style:family="paragraph" style:parent-style-name="Contents_20_1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22" style:family="paragraph" style:parent-style-name="Standard">
      <style:text-properties fo:language="bg" fo:country="BG"/>
    </style:style>
    <style:style style:name="P23" style:family="paragraph" style:parent-style-name="Standard">
      <style:text-properties fo:language="bg" fo:country="BG" fo:font-weight="bold" style:font-weight-asian="bold"/>
    </style:style>
    <style:style style:name="P24" style:family="paragraph" style:parent-style-name="Standard">
      <style:text-properties fo:language="bg" fo:country="BG" style:language-asian="en" style:country-asian="AU"/>
    </style:style>
    <style:style style:name="P25" style:family="paragraph" style:parent-style-name="Standard">
      <style:text-properties fo:language="en" fo:country="US"/>
    </style:style>
    <style:style style:name="P26" style:family="paragraph" style:parent-style-name="Standard">
      <style:text-properties fo:language="en" fo:country="US" style:language-asian="en" style:country-asian="AU"/>
    </style:style>
    <style:style style:name="P27" style:family="paragraph" style:parent-style-name="Standard">
      <style:text-properties style:font-name="Times New Roman" style:language-asian="en" style:country-asian="AU"/>
    </style:style>
    <style:style style:name="P28" style:family="paragraph" style:parent-style-name="Standard">
      <style:paragraph-properties fo:margin-top="0.111in" fo:margin-bottom="0.0555in"/>
      <style:text-properties fo:language="bg" fo:country="BG"/>
    </style:style>
    <style:style style:name="P29" style:family="paragraph" style:parent-style-name="Standard">
      <style:paragraph-properties fo:margin-top="0.111in" fo:margin-bottom="0.0555in"/>
      <style:text-properties fo:language="bg" fo:country="BG" fo:font-weight="bold" style:font-weight-asian="bold"/>
    </style:style>
    <style:style style:name="P30" style:family="paragraph" style:parent-style-name="Standard">
      <style:paragraph-properties fo:margin-top="0.0555in" fo:margin-bottom="0.0555in" fo:text-align="center" style:justify-single-word="false"/>
      <style:text-properties fo:language="bg" fo:country="BG" fo:font-weight="bold" style:font-weight-asian="bold"/>
    </style:style>
    <style:style style:name="P31" style:family="paragraph" style:parent-style-name="Standard">
      <style:paragraph-properties fo:margin-top="0.0555in" fo:margin-bottom="0.0555in" fo:text-align="center" style:justify-single-word="false"/>
      <style:text-properties style:font-name="Arial Bold" fo:language="bg" fo:country="BG"/>
    </style:style>
    <style:style style:name="P32" style:family="paragraph" style:parent-style-name="Title" style:master-page-name="Standard">
      <style:paragraph-properties style:page-number="auto"/>
      <style:text-properties fo:language="bg" fo:country="BG"/>
    </style:style>
    <style:style style:name="P33" style:family="paragraph" style:parent-style-name="Heading">
      <style:text-properties fo:language="bg" fo:country="BG"/>
    </style:style>
    <style:style style:name="P34" style:family="paragraph" style:parent-style-name="Heading">
      <style:paragraph-properties>
        <style:tab-stops>
          <style:tab-stop style:position="2.1626in"/>
        </style:tab-stops>
      </style:paragraph-properties>
      <style:text-properties fo:language="bg" fo:country="BG"/>
    </style:style>
    <style:style style:name="P35" style:family="paragraph" style:parent-style-name="Heading_20_1">
      <style:text-properties fo:language="bg" fo:country="BG"/>
    </style:style>
    <style:style style:name="P36" style:family="paragraph" style:parent-style-name="Heading_20_1">
      <style:paragraph-properties fo:break-before="page"/>
      <style:text-properties fo:language="bg" fo:country="BG"/>
    </style:style>
    <style:style style:name="P37" style:family="paragraph" style:parent-style-name="Heading_20_2">
      <style:text-properties fo:language="bg" fo:country="BG"/>
    </style:style>
    <style:style style:name="P38" style:family="paragraph" style:parent-style-name="Heading_20_3">
      <style:text-properties fo:language="bg" fo:country="BG"/>
    </style:style>
    <style:style style:name="P39" style:family="paragraph" style:parent-style-name="Instructive_20_Text">
      <style:text-properties fo:language="bg" fo:country="BG"/>
    </style:style>
    <style:style style:name="P40" style:family="paragraph" style:parent-style-name="Doc_20_Details">
      <style:text-properties fo:language="bg" fo:country="BG"/>
    </style:style>
    <style:style style:name="P41" style:family="paragraph" style:parent-style-name="Subject">
      <style:text-properties fo:language="en" fo:country="US"/>
    </style:style>
    <style:style style:name="P42" style:family="paragraph" style:parent-style-name="Spec_20_Level_20_4">
      <style:paragraph-properties fo:margin-left="0in" fo:margin-right="0in" fo:margin-top="0.111in" fo:margin-bottom="0in" fo:text-align="center" style:justify-single-word="false" fo:text-indent="0in" style:auto-text-indent="false">
        <style:tab-stops>
          <style:tab-stop style:position="0.3937in"/>
        </style:tab-stops>
      </style:paragraph-properties>
      <style:text-properties fo:language="en" fo:country="US"/>
    </style:style>
    <style:style style:name="P43" style:family="paragraph" style:parent-style-name="Spec_20_Level_20_4">
      <style:paragraph-properties fo:margin-left="0in" fo:margin-right="0in" fo:margin-top="0.111in" fo:margin-bottom="0in" fo:text-indent="0in" style:auto-text-indent="false">
        <style:tab-stops>
          <style:tab-stop style:position="0.3937in"/>
        </style:tab-stops>
      </style:paragraph-properties>
      <style:text-properties fo:language="bg" fo:country="BG"/>
    </style:style>
    <style:style style:name="P44" style:family="paragraph" style:parent-style-name="Spec_20_Level_20_4">
      <style:paragraph-properties fo:margin-left="0in" fo:margin-right="0in" fo:margin-top="0.111in" fo:margin-bottom="0in" fo:text-align="center" style:justify-single-word="false" fo:text-indent="0in" style:auto-text-indent="false">
        <style:tab-stops>
          <style:tab-stop style:position="0.3937in"/>
        </style:tab-stops>
      </style:paragraph-properties>
      <style:text-properties fo:language="bg" fo:country="BG"/>
    </style:style>
    <style:style style:name="P45" style:family="paragraph" style:parent-style-name="Spec_20_Level_20_4">
      <style:paragraph-properties fo:margin-left="0in" fo:margin-right="0in" fo:margin-top="0.111in" fo:margin-bottom="0in" fo:text-align="center" style:justify-single-word="false" fo:text-indent="0in" style:auto-text-indent="false">
        <style:tab-stops>
          <style:tab-stop style:position="0.3937in"/>
        </style:tab-stops>
      </style:paragraph-properties>
    </style:style>
    <style:style style:name="P46" style:family="paragraph" style:parent-style-name="Spec_20_Level_20_4">
      <style:paragraph-properties fo:margin-top="0.111in" fo:margin-bottom="0in">
        <style:tab-stops>
          <style:tab-stop style:position="0.3937in"/>
          <style:tab-stop style:position="0.7874in"/>
        </style:tab-stops>
      </style:paragraph-properties>
      <style:text-properties fo:language="bg" fo:country="BG"/>
    </style:style>
    <style:style style:name="P47" style:family="paragraph" style:parent-style-name="Spec_20_Level_20_4">
      <style:paragraph-properties fo:margin-top="0.111in" fo:margin-bottom="0in">
        <style:tab-stops>
          <style:tab-stop style:position="0.3937in"/>
          <style:tab-stop style:position="0.7874in"/>
        </style:tab-stops>
      </style:paragraph-properties>
    </style:style>
    <style:style style:name="T1" style:family="text">
      <style:text-properties fo:language="bg" fo:country="BG"/>
    </style:style>
    <style:style style:name="T2" style:family="text">
      <style:text-properties fo:language="bg" fo:country="BG"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style:font-name="Arial Narrow" fo:font-size="14pt" fo:language="bg" fo:country="BG" style:font-size-asian="14pt" style:font-size-complex="14pt"/>
    </style:style>
    <style:style style:name="T5" style:family="text">
      <style:text-properties style:font-name="Arial Bold" fo:language="bg" fo:country="BG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-start text:name="_Toc165697481"/>Техническа Документация</text:p>
      <text:p text:style-name="P41">AprioriClose</text:p>
      <text:p text:style-name="P3"/>
      <text:p text:style-name="P3"/>
      <text:p text:style-name="P3"/>
      <text:p text:style-name="P40">Екип: <text:tab/>Габрийела Петров</text:p>
      <text:p text:style-name="Standard"><text:span text:style-name="T1"><text:tab/> <text:s text:c="5"/></text:span><text:span text:style-name="T4"><text:s/>Марко Цветков</text:span></text:p>
      <text:p text:style-name="Standard"><text:span text:style-name="T4"><text:tab/> <text:s text:c="5"/>Дияна Антовска</text:span><text:span text:style-name="T1"> </text:span></text:p>
      <text:p text:style-name="P40">Дата: <text:tab/>20.04.2019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><text:soft-page-break/>История на техническата документация </text:p>
      <text:p text:style-name="P4">Автори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3">Фак. Номер</text:p>
            </table:table-cell>
            <table:table-cell table:style-name="Table1.A1" office:value-type="string">
              <text:p text:style-name="P3">Име</text:p>
            </table:table-cell>
            <table:table-cell table:style-name="Table1.A1" office:value-type="string">
              <text:p text:style-name="P3">Контакт (ел. поща)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">123216004</text:p>
          </table:table-cell>
          <table:table-cell table:style-name="Table1.A2" office:value-type="string">
            <text:p text:style-name="P3">Габрийела Петров</text:p>
          </table:table-cell>
          <table:table-cell table:style-name="Table1.A2" office:value-type="string">
            <text:p text:style-name="P6">gpetrov005@gmail.com</text:p>
          </table:table-cell>
        </table:table-row>
        <table:table-row table:style-name="Table1.1">
          <table:table-cell table:style-name="Table1.A2" office:value-type="string">
            <text:p text:style-name="P6">123216001</text:p>
          </table:table-cell>
          <table:table-cell table:style-name="Table1.A2" office:value-type="string">
            <text:p text:style-name="P3">Марко Цветков</text:p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3">123216012</text:p>
          </table:table-cell>
          <table:table-cell table:style-name="Table1.A2" office:value-type="string">
            <text:p text:style-name="P3">Дияна Антовска</text:p>
          </table:table-cell>
          <table:table-cell table:style-name="Table1.A2" office:value-type="string">
            <text:p text:style-name="P6">antovska14@gmail.com</text:p>
          </table:table-cell>
        </table:table-row>
      </table:table>
      <text:p text:style-name="P4"/>
      <text:p text:style-name="P4">История на версиите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">Версия</text:p>
            </table:table-cell>
            <table:table-cell table:style-name="Table2.A1" office:value-type="string">
              <text:p text:style-name="P3">Дата</text:p>
            </table:table-cell>
            <table:table-cell table:style-name="Table2.A1" office:value-type="string">
              <text:p text:style-name="P3">Автор</text:p>
            </table:table-cell>
            <table:table-cell table:style-name="Table2.A1" office:value-type="string">
              <text:p text:style-name="P3">Описание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6">1.0</text:p>
          </table:table-cell>
          <table:table-cell table:style-name="Table2.A2" office:value-type="string">
            <text:p text:style-name="P6">20.04.2019</text:p>
          </table:table-cell>
          <table:table-cell table:style-name="Table2.A2" office:value-type="string">
            <text:p text:style-name="P3">Габрийела Петров</text:p>
          </table:table-cell>
          <table:table-cell table:style-name="Table2.A2" office:value-type="string">
            <text:p text:style-name="P3">Техническа документация за системата описваща потребителски истории и структурата на проекта</text:p>
          </table:table-cell>
        </table:table-row>
      </table:table>
      <text:p text:style-name="P8"/>
      <text:p text:style-name="P8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Съдържание<text:tab/></text:p>
      <text:p text:style-name="P3"><text:bookmark-end text:name="_Toc165697481"/><text:bookmark-start text:name="_Toc75320751"/><text:bookmark-start text:name="_Toc75329054"/><text:bookmark-start text:name="_Toc138486080"/></text:p>
      <text:p text:style-name="P10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"><text:a xlink:type="simple" xlink:href="#__RefHeading__518_1027068320" text:style-name="Internet_20_link" text:visited-style-name="Visited_20_Internet_20_Link">1Въведение<text:tab/>5</text:a></text:p>
          <text:p text:style-name="P21"><text:a xlink:type="simple" xlink:href="#__RefHeading__520_1027068320" text:style-name="Internet_20_link" text:visited-style-name="Visited_20_Internet_20_Link">1.1Цели на системата<text:tab/>5</text:a></text:p>
          <text:p text:style-name="P21"><text:a xlink:type="simple" xlink:href="#__RefHeading__522_1027068320" text:style-name="Internet_20_link" text:visited-style-name="Visited_20_Internet_20_Link">1.2Обхват на системата<text:tab/>5</text:a></text:p>
          <text:p text:style-name="P20"><text:a xlink:type="simple" xlink:href="#__RefHeading__524_1027068320" text:style-name="Internet_20_link" text:visited-style-name="Visited_20_Internet_20_Link">2Спецификация на изискванията <text:tab/>5</text:a></text:p>
          <text:p text:style-name="P21"><text:a xlink:type="simple" xlink:href="#__RefHeading__526_1027068320" text:style-name="Internet_20_link" text:visited-style-name="Visited_20_Internet_20_Link">2.1Системни изисквания<text:tab/>5</text:a></text:p>
          <text:p text:style-name="P14"><text:a xlink:type="simple" xlink:href="#__RefHeading__528_1027068320" text:style-name="Internet_20_link" text:visited-style-name="Visited_20_Internet_20_Link">2.1.1Функционални изисквания <text:s/><text:tab/>5</text:a></text:p>
          <text:p text:style-name="P14"><text:a xlink:type="simple" xlink:href="#__RefHeading__530_1027068320" text:style-name="Internet_20_link" text:visited-style-name="Visited_20_Internet_20_Link">2.1.2Нефункционални изисквания<text:tab/>5</text:a></text:p>
          <text:p text:style-name="P21"><text:a xlink:type="simple" xlink:href="#__RefHeading__532_1027068320" text:style-name="Internet_20_link" text:visited-style-name="Visited_20_Internet_20_Link">2.2Изследване на потребителските изисквания <text:tab/>5</text:a></text:p>
          <text:p text:style-name="P14"><text:a xlink:type="simple" xlink:href="#__RefHeading__534_1027068320" text:style-name="Internet_20_link" text:visited-style-name="Visited_20_Internet_20_Link">2.2.1Потребителски истории<text:tab/>5</text:a></text:p>
          <text:p text:style-name="P14"><text:a xlink:type="simple" xlink:href="#__RefHeading__536_1027068320" text:style-name="Internet_20_link" text:visited-style-name="Visited_20_Internet_20_Link">2.2.2Критерии за приемане на потребителски истории<text:tab/>6</text:a></text:p>
          <text:p text:style-name="P20"><text:a xlink:type="simple" xlink:href="#__RefHeading__538_1027068320" text:style-name="Internet_20_link" text:visited-style-name="Visited_20_Internet_20_Link">3Концептуален дизайн на системата<text:tab/>6</text:a></text:p>
          <text:p text:style-name="P21"><text:soft-page-break/><text:a xlink:type="simple" xlink:href="#__RefHeading__540_1027068320" text:style-name="Internet_20_link" text:visited-style-name="Visited_20_Internet_20_Link">3.1Софтуерна архитектура на система <text:tab/>6</text:a></text:p>
          <text:p text:style-name="P21"><text:a xlink:type="simple" xlink:href="#__RefHeading__542_1027068320" text:style-name="Internet_20_link" text:visited-style-name="Visited_20_Internet_20_Link">3.2Декомпозиция на системата на модули<text:tab/>6</text:a></text:p>
          <text:p text:style-name="P21"><text:a xlink:type="simple" xlink:href="#__RefHeading__544_1027068320" text:style-name="Internet_20_link" text:visited-style-name="Visited_20_Internet_20_Link">3.3Концептуален модел на БД <text:tab/>6</text:a></text:p>
          <text:p text:style-name="P20"><text:a xlink:type="simple" xlink:href="#__RefHeading__546_1027068320" text:style-name="Internet_20_link" text:visited-style-name="Visited_20_Internet_20_Link">4Ресурси<text:tab/>6</text:a></text:p>
          <text:p text:style-name="P21"><text:a xlink:type="simple" xlink:href="#__RefHeading__548_1027068320" text:style-name="Internet_20_link" text:visited-style-name="Visited_20_Internet_20_Link">4.1Акроними<text:tab/>6</text:a></text:p>
          <text:p text:style-name="P21"><text:a xlink:type="simple" xlink:href="#__RefHeading__550_1027068320" text:style-name="Internet_20_link" text:visited-style-name="Visited_20_Internet_20_Link">4.2Други<text:tab/>6</text:a></text:p>
        </text:index-body>
      </text:table-of-content>
      <text:p text:style-name="P9"><text:a xlink:type="simple" xlink:href="#_Toc446758084" text:style-name="Internet_20_link" text:visited-style-name="Visited_20_Internet_20_Link"/></text:p>
      <text:list xml:id="list7034240769082783725" text:style-name="Outline">
        <text:list-item>
          <text:h text:style-name="P36" text:outline-level="1"><text:bookmark-end text:name="_Toc75320751"/><text:bookmark-end text:name="_Toc75329054"/><text:bookmark-end text:name="_Toc138486080"/><text:bookmark-start text:name="_Toc446758084"/><text:bookmark-start text:name="__RefHeading__518_1027068320"/>Въведение<text:bookmark-end text:name="_Toc446758084"/><text:bookmark-end text:name="__RefHeading__518_1027068320"/></text:h>
          <text:list>
            <text:list-item>
              <text:h text:style-name="P37" text:outline-level="2"><text:bookmark-start text:name="_Toc446758085"/><text:bookmark-start text:name="__RefHeading__520_1027068320"/>Цели на системата<text:bookmark-end text:name="_Toc446758085"/><text:bookmark-end text:name="__RefHeading__520_1027068320"/></text:h>
            </text:list-item>
            <text:list-item>
              <text:h text:style-name="P37" text:outline-level="2"><text:bookmark-start text:name="_Toc446758086"/><text:bookmark-start text:name="__RefHeading__522_1027068320"/>Обхват на системата<text:bookmark-end text:name="_Toc446758086"/><text:bookmark-end text:name="__RefHeading__522_1027068320"/></text:h>
            </text:list-item>
          </text:list>
        </text:list-item>
        <text:list-item>
          <text:h text:style-name="Heading_20_1" text:outline-level="1"><text:bookmark-start text:name="__RefHeading__524_1027068320"/><text:bookmark-start text:name="_Toc446758087"/><text:span text:style-name="T1">Спецификация на изискванията</text:span><text:bookmark-end text:name="_Toc446758087"/><text:span text:style-name="T1"> </text:span><text:bookmark-end text:name="__RefHeading__524_1027068320"/></text:h>
          <text:list>
            <text:list-item>
              <text:h text:style-name="P37" text:outline-level="2"><text:bookmark-start text:name="_Toc446758088"/><text:bookmark-start text:name="__RefHeading__526_1027068320"/>Системни изисквания<text:bookmark-end text:name="_Toc446758088"/><text:bookmark-end text:name="__RefHeading__526_1027068320"/></text:h>
              <text:list>
                <text:list-item>
                  <text:h text:style-name="Heading_20_3" text:outline-level="3"><text:bookmark-start text:name="__RefHeading__528_1027068320"/><text:bookmark-start text:name="_Toc446758089"/><text:span text:style-name="T1">Функционални изисквания</text:span><text:bookmark-end text:name="_Toc446758089"/><text:span text:style-name="T1"> <text:s/></text:span><text:bookmark-end text:name="__RefHeading__528_1027068320"/>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9">Номер</text:p>
            </table:table-cell>
            <table:table-cell table:style-name="Table3.B1" office:value-type="string">
              <text:p text:style-name="P12"><text:span text:style-name="T2">Изисквания</text:span><text:span text:style-name="T5"> <text:s/></text:span></text:p>
            </table:table-cell>
            <table:table-cell table:style-name="Table3.C1" office:value-type="string">
              <text:p text:style-name="P29">Приоритет</text:p>
            </table:table-cell>
          </table:table-row>
        </table:table-header-rows>
        <table:table-row table:style-name="Table3.1">
          <table:table-cell table:style-name="Table3.A2" office:value-type="string">
            <text:h text:style-name="P42" text:outline-level="4">1</text:h>
          </table:table-cell>
          <table:table-cell table:style-name="Table3.B2" office:value-type="string">
            <text:h text:style-name="P17" text:outline-level="4">Системата позволява четене от файл</text:h>
          </table:table-cell>
          <table:table-cell table:style-name="Table3.C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44" text:outline-level="4">2</text:h>
          </table:table-cell>
          <table:table-cell table:style-name="Table3.B2" office:value-type="string">
            <text:h text:style-name="P46" text:outline-level="4">Системата дава възможност да се ползват само необходимите таблици </text:h>
            <text:h text:style-name="P17" text:outline-level="4">от базата.</text:h>
          </table:table-cell>
          <table:table-cell table:style-name="Table3.C2" office:value-type="string">
            <text:p text:style-name="P13"/>
          </table:table-cell>
        </table:table-row>
        <table:table-row table:style-name="Table3.1">
          <table:table-cell table:style-name="Table3.A4" office:value-type="string">
            <text:h text:style-name="P44" text:outline-level="4">3</text:h>
          </table:table-cell>
          <table:table-cell table:style-name="Table3.B4" office:value-type="string">
            <text:h text:style-name="P46" text:outline-level="4">Системата дава възможност за map-ване на таблиците от </text:h>
            <text:h text:style-name="P17" text:outline-level="4">релационната база данни към обекти.</text:h>
          </table:table-cell>
          <table:table-cell table:style-name="Table3.C4" office:value-type="string">
            <text:p text:style-name="P13"/>
          </table:table-cell>
        </table:table-row>
        <table:table-row table:style-name="Table3.1">
          <table:table-cell table:style-name="Table3.A5" office:value-type="float" office:value="4">
            <text:h text:style-name="P15" text:outline-level="4">4</text:h>
          </table:table-cell>
          <table:table-cell table:style-name="Table3.B5" office:value-type="string">
            <text:h text:style-name="P18" text:outline-level="4">Използвайки алгоритъма AprioriClose, системата предоставя списак</text:h>
            <text:h text:style-name="P18" text:outline-level="4">с най-често срещани комбинации от IP адрес и потребител, като посочва </text:h>
            <text:h text:style-name="P18" text:outline-level="4">името и фамилията на дадения потребител.</text:h>
          </table:table-cell>
          <table:table-cell table:style-name="Table3.C5" office:value-type="string">
            <text:p text:style-name="P13"/>
          </table:table-cell>
        </table:table-row>
        <table:table-row table:style-name="Table3.1">
          <table:table-cell table:style-name="Table3.A5" office:value-type="float" office:value="5">
            <text:h text:style-name="P15" text:outline-level="4">5</text:h>
          </table:table-cell>
          <table:table-cell table:style-name="Table3.B5" office:value-type="string">
            <text:h text:style-name="P18" text:outline-level="4">Системата дава възможност потребителя да си избере даден потребител,</text:h>
            <text:h text:style-name="P18" text:outline-level="4">като за него изкарва най-ползваните IP – адреси.</text:h>
          </table:table-cell>
          <table:table-cell table:style-name="Table3.C5" office:value-type="string">
            <text:p text:style-name="P13"/>
          </table:table-cell>
        </table:table-row>
        <table:table-row table:style-name="Table3.1">
          <table:table-cell table:style-name="Table3.A5" office:value-type="float" office:value="6">
            <text:h text:style-name="P15" text:outline-level="4">6</text:h>
          </table:table-cell>
          <table:table-cell table:style-name="Table3.B5" office:value-type="string">
            <text:h text:style-name="P18" text:outline-level="4">Ползвайки алгоритъма AprioriClose, системата предоставя информация </text:h>
            <text:h text:style-name="P18" text:outline-level="4">за най-често срещани комбинации между потребител и модул на курс,</text:h>
            <text:h text:style-name="P18" text:outline-level="4">който е актуализиран като при изписването на информацията изкарва </text:h>
            <text:h text:style-name="P18" text:outline-level="4">име и фамилия на потребителя и име на курса и категорията му към който</text:h>
            <text:h text:style-name="P18" text:outline-level="4">дадения модул принадлежи, както и име на файловете (ресурсите) които са </text:h>
            <text:h text:style-name="P18" text:outline-level="4">актуализирани.</text:h>
          </table:table-cell>
          <table:table-cell table:style-name="Table3.C5" office:value-type="string">
            <text:p text:style-name="P13"/>
          </table:table-cell>
        </table:table-row>
        <table:table-row table:style-name="Table3.1">
          <table:table-cell table:style-name="Table3.A5" office:value-type="float" office:value="7">
            <text:h text:style-name="P15" text:outline-level="4">7</text:h>
          </table:table-cell>
          <table:table-cell table:style-name="Table3.B5" office:value-type="string">
            <text:h text:style-name="P18" text:outline-level="4">По (не)подаден интервал от време, ползвайки алгоритъма AprioriClose, </text:h>
            <text:h text:style-name="P18" text:outline-level="4">системата показва най-често срещаната комбинация между потребител който</text:h>
            <text:h text:style-name="P18" text:outline-level="4">записва друг потребител на даден курс и самия курс, като искарва</text:h>
            <text:h text:style-name="P18" text:outline-level="4">името, фамилията, ролята на потебителя и името на курса.</text:h>
          </table:table-cell>
          <table:table-cell table:style-name="Table3.C5" office:value-type="string">
            <text:p text:style-name="P13"/>
          </table:table-cell>
        </table:table-row>
        <table:table-row table:style-name="Table3.1">
          <table:table-cell table:style-name="Table3.A5" office:value-type="float" office:value="8">
            <text:h text:style-name="P15" text:outline-level="4">8</text:h>
          </table:table-cell>
          <table:table-cell table:style-name="Table3.B5" office:value-type="string">
            <text:h text:style-name="P18" text:outline-level="4">Системата може да представи информация за това кои файлове са</text:h>
            <text:h text:style-name="P18" text:outline-level="4">изтрити в подаден интервал от време.</text:h>
          </table:table-cell>
          <table:table-cell table:style-name="Table3.C5" office:value-type="string">
            <text:p text:style-name="P13"/>
          </table:table-cell>
        </table:table-row>
        <table:table-row table:style-name="Table3.1">
          <table:table-cell table:style-name="Table3.A5" office:value-type="float" office:value="9">
            <text:h text:style-name="P15" text:outline-level="4">9</text:h>
          </table:table-cell>
          <table:table-cell table:style-name="Table3.B5" office:value-type="string">
            <text:h text:style-name="P18" text:outline-level="4">Системата предоставя информация с имената на потребителите</text:h>
            <text:h text:style-name="P18" text:outline-level="4">които най-често участват в дискусии.</text:h>
          </table:table-cell>
          <table:table-cell table:style-name="Table3.C5" office:value-type="string">
            <text:p text:style-name="P13"/>
          </table:table-cell>
        </table:table-row>
      </table:table>
      <text:list xml:id="list41473206" text:continue-numbering="true" text:style-name="Outline">
        <text:list-item>
          <text:list>
            <text:list-item>
              <text:list>
                <text:list-item>
                  <text:h text:style-name="P38" text:outline-level="3"><text:bookmark-start text:name="_Toc446758090"/><text:bookmark-start text:name="__RefHeading__530_1027068320"/><text:soft-page-break/>Нефункционални изисквания<text:bookmark-end text:name="_Toc446758090"/><text:bookmark-end text:name="__RefHeading__530_1027068320"/>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9">Номер</text:p>
            </table:table-cell>
            <table:table-cell table:style-name="Table4.B1" office:value-type="string">
              <text:p text:style-name="P12"><text:span text:style-name="T2">Изисквания</text:span><text:span text:style-name="T5"> <text:s/></text:span></text:p>
            </table:table-cell>
            <table:table-cell table:style-name="Table4.C1" office:value-type="string">
              <text:p text:style-name="P29">Приоритет</text:p>
            </table:table-cell>
          </table:table-row>
        </table:table-header-rows>
        <table:table-row table:style-name="Table4.1">
          <table:table-cell table:style-name="Table4.A2" office:value-type="string">
            <text:h text:style-name="P44" text:outline-level="4">1</text:h>
          </table:table-cell>
          <table:table-cell table:style-name="Table4.B2" office:value-type="string">
            <text:h text:style-name="P16" text:outline-level="4"><text:span text:style-name="T1">Реализация на заданието чрез </text:span><text:span text:style-name="T3">Web </text:span><text:span text:style-name="T1">приложение</text:span></text:h>
          </table:table-cell>
          <table:table-cell table:style-name="Table4.C2" office:value-type="string">
            <text:p text:style-name="P13"/>
          </table:table-cell>
        </table:table-row>
        <table:table-row table:style-name="Table4.1">
          <table:table-cell table:style-name="Table4.A2" office:value-type="string">
            <text:h text:style-name="P44" text:outline-level="4">2</text:h>
          </table:table-cell>
          <table:table-cell table:style-name="Table4.B2" office:value-type="string">
            <text:h text:style-name="P16" text:outline-level="4"><text:span text:style-name="T1">За </text:span><text:span text:style-name="T3">Back-End </text:span><text:span text:style-name="T1">използваме езика </text:span><text:span text:style-name="T3">Java</text:span></text:h>
          </table:table-cell>
          <table:table-cell table:style-name="Table4.C2" office:value-type="string">
            <text:p text:style-name="P13"/>
          </table:table-cell>
        </table:table-row>
        <table:table-row table:style-name="Table4.1">
          <table:table-cell table:style-name="Table4.A2" office:value-type="string">
            <text:h text:style-name="P42" text:outline-level="4">3</text:h>
          </table:table-cell>
          <table:table-cell table:style-name="Table4.B2" office:value-type="string">
            <text:h text:style-name="P16" text:outline-level="4"><text:span text:style-name="T1">За </text:span><text:span text:style-name="T3">Front-End </text:span><text:span text:style-name="T1">използваме </text:span><text:span text:style-name="T3">Angular7</text:span></text:h>
          </table:table-cell>
          <table:table-cell table:style-name="Table4.C2" office:value-type="string">
            <text:p text:style-name="P13"/>
          </table:table-cell>
        </table:table-row>
        <table:table-row table:style-name="Table4.1">
          <table:table-cell table:style-name="Table4.A5" office:value-type="string">
            <text:h text:style-name="P42" text:outline-level="4">4</text:h>
          </table:table-cell>
          <table:table-cell table:style-name="Table4.B5" office:value-type="string">
            <text:h text:style-name="P16" text:outline-level="4"><text:span text:style-name="T1">За базата данни използваме </text:span><text:span text:style-name="T3">MySQL Server</text:span><text:bookmark text:name="_GoBack"/></text:h>
          </table:table-cell>
          <table:table-cell table:style-name="Table4.C5" office:value-type="string">
            <text:p text:style-name="P13"/>
          </table:table-cell>
        </table:table-row>
      </table:table>
      <text:p text:style-name="P5"><text:bookmark-start text:name="_Toc513611952"/><text:bookmark-start text:name="_Toc511466984"/><text:bookmark-start text:name="_Toc511190304"/><text:bookmark-start text:name="_Toc343815642"/></text:p>
      <text:p text:style-name="P5"/>
      <text:list xml:id="list41479272" text:continue-numbering="true" text:style-name="Outline">
        <text:list-item>
          <text:list>
            <text:list-item>
              <text:h text:style-name="Heading_20_2" text:outline-level="2"><text:bookmark-start text:name="__RefHeading__532_1027068320"/><text:bookmark-start text:name="_Toc446758091"/><text:span text:style-name="T1">Изследване на потребителските изисквания</text:span><text:bookmark-end text:name="_Toc446758091"/><text:span text:style-name="T1"> </text:span><text:bookmark-end text:name="__RefHeading__532_1027068320"/></text:h>
              <text:list>
                <text:list-item>
                  <text:h text:style-name="P38" text:outline-level="3"><text:bookmark-start text:name="_Toc446758092"/><text:bookmark-start text:name="__RefHeading__534_1027068320"/>Потребителски истории<text:bookmark-end text:name="_Toc446758092"/><text:bookmark-end text:name="__RefHeading__534_1027068320"/></text:h>
                </text:list-item>
              </text:list>
            </text:list-item>
          </text:list>
        </text:list-item>
      </text:list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1"><text:span text:style-name="T2">Номер на </text:span><text:span text:style-name="T2">потр. историята</text:span></text:p>
          </table:table-cell>
          <table:table-cell table:style-name="Table5.A1" office:value-type="string">
            <text:p text:style-name="P30">Като</text:p>
          </table:table-cell>
          <table:table-cell table:style-name="Table5.A1" office:value-type="string">
            <text:p text:style-name="P30">аз искам да</text:p>
          </table:table-cell>
          <table:table-cell table:style-name="Table5.A1" office:value-type="string">
            <text:p text:style-name="P30">така, че</text:p>
          </table:table-cell>
          <table:table-cell table:style-name="Table5.A1" office:value-type="string">
            <text:p text:style-name="P11"><text:span text:style-name="T2">точки на </text:span><text:span text:style-name="T2">историята</text:span></text:p>
          </table:table-cell>
        </table:table-row>
        <table:table-row table:style-name="Table5.2">
          <table:table-cell table:style-name="Table5.A2" office:value-type="float" office:value="1">
            <text:p text:style-name="P26">1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</table:table-row>
        <table:table-row table:style-name="Table5.2"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</table:table-row>
        <table:table-row table:style-name="Table5.2"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</table:table-row>
      </table:table>
      <text:p text:style-name="P5"/>
      <text:list xml:id="list41492561" text:continue-numbering="true" text:style-name="Outline">
        <text:list-item>
          <text:list>
            <text:list-item>
              <text:list>
                <text:list-item>
                  <text:h text:style-name="P38" text:outline-level="3"><text:bookmark-start text:name="_Toc446758093"/><text:bookmark-start text:name="__RefHeading__536_1027068320"/>Критерии за приемане на потребителски истории<text:bookmark-end text:name="_Toc446758093"/><text:bookmark-end text:name="__RefHeading__536_1027068320"/>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0">Номер на потр. историята</text:p>
          </table:table-cell>
          <table:table-cell table:style-name="Table6.A1" office:value-type="string">
            <text:p text:style-name="P31">Критерии за приемане</text:p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</table:table-row>
      </table:table>
      <text:p text:style-name="P5"/>
      <text:p text:style-name="P5"/>
      <text:list xml:id="list41494609" text:continue-numbering="true" text:style-name="Outline">
        <text:list-item>
          <text:h text:style-name="P35" text:outline-level="1"><text:bookmark-start text:name="_Toc446758094"/><text:bookmark-start text:name="__RefHeading__538_1027068320"/>Концептуален дизайн на системата<text:bookmark-end text:name="_Toc446758094"/><text:bookmark-end text:name="__RefHeading__538_1027068320"/></text:h>
          <text:list>
            <text:list-item>
              <text:h text:style-name="Heading_20_2" text:outline-level="2"><text:bookmark-start text:name="__RefHeading__540_1027068320"/><text:bookmark-start text:name="_Toc446758095"/><text:span text:style-name="T1">Софтуерна архитектура на система</text:span><text:bookmark-end text:name="_Toc446758095"/><text:span text:style-name="T1"> </text:span><text:bookmark-end text:name="__RefHeading__540_1027068320"/></text:h>
            </text:list-item>
          </text:list>
        </text:list-item>
      </text:list>
      <text:p text:style-name="P39">Диаграма на внедряването</text:p>
      <text:p text:style-name="P5"/>
      <text:list xml:id="list41494296" text:continue-numbering="true" text:style-name="Outline">
        <text:list-item>
          <text:list>
            <text:list-item>
              <text:h text:style-name="P37" text:outline-level="2"><text:bookmark-start text:name="_Toc446758096"/><text:bookmark-start text:name="__RefHeading__542_1027068320"/>Декомпозиция на системата на модули<text:bookmark-end text:name="_Toc446758096"/><text:bookmark-end text:name="__RefHeading__542_1027068320"/></text:h>
            </text:list-item>
          </text:list>
        </text:list-item>
      </text:list>
      <text:p text:style-name="P39">Диaгрaма на компонентите</text:p>
      <text:p text:style-name="P5"/>
      <text:list xml:id="list41492633" text:continue-numbering="true" text:style-name="Outline">
        <text:list-item>
          <text:list>
            <text:list-item>
              <text:h text:style-name="Heading_20_2" text:outline-level="2"><text:bookmark-start text:name="__RefHeading__544_1027068320"/><text:bookmark-start text:name="_Toc446758097"/><text:soft-page-break/><text:span text:style-name="T1">Концептуален модел на БД</text:span><text:bookmark-end text:name="_Toc446758097"/><text:span text:style-name="T1"> </text:span><text:bookmark-end text:name="__RefHeading__544_1027068320"/></text:h>
            </text:list-item>
          </text:list>
        </text:list-item>
      </text:list>
      <text:p text:style-name="P39">ER диаграма</text:p>
      <text:p text:style-name="P5"><text:s/></text:p>
      <text:p text:style-name="P5"/>
      <text:list xml:id="list41477125" text:continue-numbering="true" text:style-name="Outline">
        <text:list-item>
          <text:h text:style-name="P35" text:outline-level="1"><text:bookmark-end text:name="_Toc513611952"/><text:bookmark-end text:name="_Toc511466984"/><text:bookmark-end text:name="_Toc511190304"/><text:bookmark-end text:name="_Toc343815642"/><text:bookmark-start text:name="_Toc446758098"/><text:bookmark-start text:name="__RefHeading__546_1027068320"/>Ресурси<text:bookmark-end text:name="_Toc446758098"/><text:bookmark-end text:name="__RefHeading__546_1027068320"/></text:h>
          <text:list>
            <text:list-item>
              <text:h text:style-name="P37" text:outline-level="2"><text:bookmark-start text:name="_Toc446758099"/><text:bookmark-start text:name="__RefHeading__548_1027068320"/>Акроними<text:bookmark-end text:name="_Toc446758099"/><text:bookmark-end text:name="__RefHeading__548_1027068320"/></text:h>
            </text:list-item>
          </text:list>
        </text:list-item>
      </text:list>
      <text:p text:style-name="P39">An explanation of any specific terms / acronyms used in this document.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9">Акроним</text:p>
            </table:table-cell>
            <table:table-cell table:style-name="Table7.B1" office:value-type="string">
              <text:p text:style-name="P29">Описание</text:p>
            </table:table-cell>
          </table:table-row>
        </table:table-header-rows>
        <table:table-row table:style-name="Table7.1">
          <table:table-cell table:style-name="Table7.A2" office:value-type="string">
            <text:h text:style-name="P17" text:outline-level="4"/>
          </table:table-cell>
          <table:table-cell table:style-name="Table7.B2" office:value-type="string">
            <text:p text:style-name="P13"/>
          </table:table-cell>
        </table:table-row>
        <table:table-row table:style-name="Table7.1">
          <table:table-cell table:style-name="Table7.A2" office:value-type="string">
            <text:h text:style-name="P17" text:outline-level="4"/>
          </table:table-cell>
          <table:table-cell table:style-name="Table7.B2" office:value-type="string">
            <text:p text:style-name="P13"/>
          </table:table-cell>
        </table:table-row>
        <table:table-row table:style-name="Table7.1">
          <table:table-cell table:style-name="Table7.A4" office:value-type="string">
            <text:h text:style-name="P17" text:outline-level="4"/>
          </table:table-cell>
          <table:table-cell table:style-name="Table7.B4" office:value-type="string">
            <text:p text:style-name="P13"/>
          </table:table-cell>
        </table:table-row>
      </table:table>
      <text:list xml:id="list41489827" text:continue-numbering="true" text:style-name="Outline">
        <text:list-item>
          <text:list>
            <text:list-item>
              <text:h text:style-name="P37" text:outline-level="2"><text:bookmark-start text:name="_Toc446758100"/><text:bookmark-start text:name="__RefHeading__550_1027068320"/>Други<text:bookmark-end text:name="_Toc446758100"/><text:bookmark-end text:name="__RefHeading__550_1027068320"/></text:h>
            </text:list-item>
          </text:list>
        </text:list-item>
      </text:list>
      <text:p text:style-name="P39">Интернет сайтове откъдето се е взимала информацият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Bold" svg:font-family="'Arial Bold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AU" style:font-size-asian="10pt" style:language-asian="en" style:country-asian="A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AU" style:font-name-asian="Times New Roman1" style:font-size-asian="10pt" style:language-asian="en" style:country-asian="A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0417in" fo:margin-bottom="0.0417in" fo:orphans="2" fo:widows="2" style:writing-mode="lr-tb"/>
      <style:text-properties style:use-window-font-color="true" style:font-name="Arial1" style:language-asian="en" style:country-asian="U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1665in" fo:keep-with-next="always"/>
      <style:text-properties fo:color="#c00000" style:font-name="Arial" fo:font-size="14pt" fo:font-weight="bold" style:font-name-asian="Microsoft YaHei" style:font-size-asian="14pt" style:font-weight-asian="bold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language="en" fo:country="GB" fo:font-style="italic" style:font-style-asian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.1665in" fo:keep-with-next="always"/>
      <style:text-properties fo:color="#c00000" fo:font-size="14pt" fo:font-weight="bold" style:letter-kerning="true" style:font-size-asian="14pt" style:language-asian="en" style:country-asian="AU" style:font-weight-asian="bold" style:font-name-complex="Arial2" style:font-size-complex="14pt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text-properties style:font-name="Arial Bold" fo:font-size="12pt" fo:font-weight="normal" style:letter-kerning="true" style:font-size-asian="12pt" style:font-weight-asian="normal" style:font-size-complex="11pt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top="0.1665in" fo:margin-bottom="0.0835in">
        <style:tab-stops>
          <style:tab-stop style:position="0.3937in"/>
        </style:tab-stops>
      </style:paragraph-properties>
      <style:text-properties fo:font-size="11pt" style:font-size-asian="11pt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>
      <style:paragraph-properties fo:margin-top="0.0835in" fo:margin-bottom="0.0835in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text-properties fo:font-weight="normal" style:font-weight-asian="normal"/>
    </style:style>
    <style:style style:name="Heading_20_6" style:display-name="Heading 6" style:family="paragraph" style:parent-style-name="Heading_20_5" style:next-style-name="Text_20_body" style:default-outline-level="6" style:list-style-name="Outline" style:class="text">
      <style:text-properties fo:font-weight="bold" style:font-weight-asian="bold"/>
    </style:style>
    <style:style style:name="Heading_20_7" style:display-name="Heading 7" style:family="paragraph" style:parent-style-name="Heading_20_6" style:next-style-name="Text_20_body" style:default-outline-level="7" style:list-style-name="Outline" style:class="text">
      <style:text-properties fo:font-style="normal" style:font-style-asian="normal" style:font-style-complex="italic"/>
    </style:style>
    <style:style style:name="Heading_20_8" style:display-name="Heading 8" style:family="paragraph" style:parent-style-name="Heading_20_7" style:next-style-name="Text_20_body" style:default-outline-level="8" style:list-style-name="Outline" style:class="text">
      <style:text-properties fo:font-size="10pt" fo:font-weight="normal" style:font-size-asian="10pt" style:font-weight-asian="normal"/>
    </style:style>
    <style:style style:name="Heading_20_9" style:display-name="Heading 9" style:family="paragraph" style:parent-style-name="Heading_20_8" style:next-style-name="Text_20_body" style:default-outline-level="9" style:list-style-name="Outline" style:class="text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No_20_Spacing" style:display-name="No Spacing" style:family="paragraph" style:parent-style-name="Standard" style:default-outline-level="" style:list-style-name="">
      <style:paragraph-properties fo:margin-top="0in" fo:margin-bottom="0in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fo:text-align="start" style:justify-single-word="false" fo:background-color="#ffffff">
        <style:background-image/>
      </style:paragraph-properties>
      <style:text-properties fo:color="#c00000" fo:font-size="20pt" fo:font-weight="bold" style:font-size-asian="20pt" style:font-weight-asian="bold" style:font-name-complex="Arial2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text-indent="0in" style:auto-text-indent="false">
        <style:tab-stops>
          <style:tab-stop style:position="0.278in"/>
          <style:tab-stop style:position="6.6866in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39in" fo:margin-right="0in" fo:text-indent="0in" style:auto-text-indent="false">
        <style:tab-stops>
          <style:tab-stop style:position="0.611in"/>
          <style:tab-stop style:position="6.686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278in" fo:margin-right="0in" fo:text-indent="0in" style:auto-text-indent="false">
        <style:tab-stops>
          <style:tab-stop style:position="6.6862in" style:type="right"/>
        </style:tab-stops>
      </style:paragraph-properties>
    </style:style>
    <style:style style:name="Document_20_Map" style:display-name="Document Map" style:family="paragraph" style:parent-style-name="Standard" style:default-outline-level="" style:list-style-name="">
      <style:paragraph-properties fo:background-color="#000080">
        <style:background-image/>
      </style:paragraph-properties>
      <style:text-properties style:font-name="Tahoma" style:font-name-complex="Tahoma1"/>
    </style:style>
    <style:style style:name="annotation_20_text" style:display-name="annotation text" style:family="paragraph" style:parent-style-name="Standard" style:default-outline-level="" style:list-style-name=""/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style:line-height-at-least="0.2in"/>
      <style:text-properties style:font-name="Times New Roman" fo:font-size="12pt" style:font-size-asian="12pt" style:language-asian="en" style:country-asian="AU" style:font-size-complex="12pt"/>
    </style:style>
    <style:style style:name="Example" style:family="paragraph" style:parent-style-name="Standard" style:default-outline-level="" style:list-style-name="">
      <style:paragraph-properties fo:margin-top="0.0417in" fo:margin-bottom="0.111in" style:line-height-at-least="0.1807in">
        <style:tab-stops>
          <style:tab-stop style:position="0.3937in"/>
          <style:tab-stop style:position="0.7874in"/>
          <style:tab-stop style:position="1.248in"/>
          <style:tab-stop style:position="3.7484in"/>
          <style:tab-stop style:position="4.5283in" style:type="right"/>
        </style:tab-stops>
      </style:paragraph-properties>
      <style:text-properties fo:color="#999999"/>
    </style:style>
    <style:style style:name="Instructive_20_Text" style:display-name="Instructive Text" style:family="paragraph" style:parent-style-name="Standard" style:default-outline-level="" style:list-style-name="">
      <style:text-properties fo:color="#4f81bd" fo:font-style="italic" style:language-asian="en" style:country-asian="AU" style:font-style-asian="italic"/>
    </style:style>
    <style:style style:name="Table_20_Text" style:display-name="Table Text" style:family="paragraph" style:parent-style-name="Standard" style:default-outline-level="" style:list-style-name="">
      <style:paragraph-properties fo:margin-top="0.0417in" fo:margin-bottom="0in" style:line-height-at-least="0.139in">
        <style:tab-stops>
          <style:tab-stop style:position="0.3937in"/>
          <style:tab-stop style:position="0.7874in"/>
          <style:tab-stop style:position="1.248in"/>
          <style:tab-stop style:position="3.7484in"/>
          <style:tab-stop style:position="4.5283in" style:type="right"/>
        </style:tab-stops>
      </style:paragraph-properties>
      <style:text-properties style:font-size-complex="12pt"/>
    </style:style>
    <style:style style:name="List_20_Bullet" style:display-name="List Bullet" style:family="paragraph" style:parent-style-name="Standard" style:default-outline-level="" style:list-style-name="">
      <style:paragraph-properties fo:margin-left="0.248in" fo:margin-right="0in" fo:margin-top="0.0417in" fo:margin-bottom="0.111in" style:line-height-at-least="0.1807in" fo:text-indent="-0.248in" style:auto-text-indent="false">
        <style:tab-stops>
          <style:tab-stop style:position="0.248in"/>
          <style:tab-stop style:position="0.3937in"/>
          <style:tab-stop style:position="0.7874in"/>
          <style:tab-stop style:position="1.248in"/>
          <style:tab-stop style:position="3.7484in"/>
          <style:tab-stop style:position="4.5283in" style:type="right"/>
        </style:tab-stops>
      </style:paragraph-properties>
      <style:text-properties style:font-size-complex="12pt"/>
    </style:style>
    <style:style style:name="Doc_20_Details" style:display-name="Doc Details" style:family="paragraph" style:parent-style-name="Standard" style:default-outline-level="" style:list-style-name="">
      <style:paragraph-properties fo:margin-top="0in" fo:margin-bottom="0in" fo:background-color="#ffffff">
        <style:tab-stops>
          <style:tab-stop style:position="0.7874in"/>
        </style:tab-stops>
        <style:background-image/>
      </style:paragraph-properties>
      <style:text-properties style:font-name="Arial Narrow" fo:font-size="14pt" style:font-size-asian="14pt" style:font-name-complex="Arial2" style:font-size-complex="24pt"/>
    </style:style>
    <style:style style:name="Subject" style:family="paragraph" style:parent-style-name="Standard" style:default-outline-level="" style:list-style-name="">
      <style:paragraph-properties fo:margin-top="0in" fo:margin-bottom="0in" fo:background-color="#ffffff">
        <style:background-image/>
      </style:paragraph-properties>
      <style:text-properties style:font-name="Arial Narrow" fo:font-size="16pt" fo:font-weight="bold" style:font-size-asian="16pt" style:font-weight-asian="bold" style:font-name-complex="Arial2" style:font-size-complex="24pt"/>
    </style:style>
    <style:style style:name="Spec_20_Level_20_1" style:display-name="Spec Level 1" style:family="paragraph" style:default-outline-level="1" style:list-style-name="">
      <style:paragraph-properties fo:margin-top="0.1665in" fo:margin-bottom="0.0835in" fo:orphans="2" fo:widows="2" style:writing-mode="lr-tb">
        <style:tab-stops>
          <style:tab-stop style:position="0.3937in"/>
        </style:tab-stops>
      </style:paragraph-properties>
      <style:text-properties fo:text-transform="uppercase" style:use-window-font-color="true" style:font-name="Arial1" fo:font-size="11pt" fo:font-weight="bold" style:font-size-asian="11pt" style:language-asian="en" style:country-asian="US" style:font-weight-asian="bold"/>
    </style:style>
    <style:style style:name="Spec_20_Level_20_2" style:display-name="Spec Level 2" style:family="paragraph" style:parent-style-name="Spec_20_Level_20_1" style:default-outline-level="2" style:list-style-name="">
      <style:text-properties fo:font-variant="normal" fo:text-transform="none"/>
    </style:style>
    <style:style style:name="Spec_20_Level_20_3" style:display-name="Spec Level 3" style:family="paragraph" style:parent-style-name="Spec_20_Level_20_2" style:default-outline-level="3" style:list-style-name="">
      <style:paragraph-properties>
        <style:tab-stops>
          <style:tab-stop style:position="0.5in"/>
        </style:tab-stops>
      </style:paragraph-properties>
      <style:text-properties fo:font-size="10pt" style:font-size-asian="10pt"/>
    </style:style>
    <style:style style:name="Spec_20_Level_20_4" style:display-name="Spec Level 4" style:family="paragraph" style:parent-style-name="Spec_20_Level_20_3" style:default-outline-level="4" style:list-style-name="">
      <style:paragraph-properties fo:margin-left="0.7874in" fo:margin-right="0in" fo:margin-top="0in" fo:margin-bottom="0in" fo:text-indent="-0.7874in" style:auto-text-indent="false">
        <style:tab-stops>
          <style:tab-stop style:position="0.7874in"/>
        </style:tab-stops>
      </style:paragraph-properties>
      <style:text-properties fo:font-weight="normal" style:font-weight-asian="normal"/>
    </style:style>
    <style:style style:name="Spec_20_Level_20_5" style:display-name="Spec Level 5" style:family="paragraph" style:parent-style-name="Spec_20_Level_20_4" style:default-outline-level="5" style:list-style-name="">
      <style:text-properties fo:font-size="9pt" style:font-size-asian="9pt"/>
    </style:style>
    <style:style style:name="Spec_20_Level_20_6" style:display-name="Spec Level 6" style:family="paragraph" style:parent-style-name="Spec_20_Level_20_5" style:default-outline-level="6" style:list-style-name="">
      <style:paragraph-properties fo:margin-left="0in" fo:margin-right="0in" fo:text-indent="0in" style:auto-text-indent="false">
        <style:tab-stops>
          <style:tab-stop style:position="1in"/>
        </style:tab-stops>
      </style:paragraph-properties>
    </style:style>
    <style:style style:name="Spec_20_Level_20_7" style:display-name="Spec Level 7" style:family="paragraph" style:parent-style-name="Spec_20_Level_20_6" style:default-outline-level="7" style:list-style-name=""/>
    <style:style style:name="Spec_20_Level_20_8" style:display-name="Spec Level 8" style:family="paragraph" style:parent-style-name="Spec_20_Level_20_7" style:default-outline-level="8" style:list-style-name="">
      <style:paragraph-properties>
        <style:tab-stops>
          <style:tab-stop style:position="1.25in"/>
        </style:tab-stops>
      </style:paragraph-properties>
    </style:style>
    <style:style style:name="Spec_20_Level_20_9" style:display-name="Spec Level 9" style:family="paragraph" style:parent-style-name="Spec_20_Level_20_8" style:default-outline-level="9" style:list-style-name="">
      <style:paragraph-properties>
        <style:tab-stops>
          <style:tab-stop style:position="1.5in"/>
        </style:tab-stops>
      </style:paragraph-properties>
    </style:style>
    <style:style style:name="Normal_20_Bold" style:display-name="Normal Bold" style:family="paragraph" style:parent-style-name="Standard" style:default-outline-level="" style:list-style-name="">
      <style:paragraph-properties fo:margin-top="0in" fo:margin-bottom="0in"/>
      <style:text-properties fo:font-weight="bold" style:font-weight-asian="bold"/>
    </style:style>
    <style:style style:name="Title1" style:family="paragraph" style:parent-style-name="Spec_20_Level_20_1" style:default-outline-level="" style:list-style-name="">
      <style:paragraph-properties fo:margin-top="0in" fo:margin-bottom="0in">
        <style:tab-stops/>
      </style:paragraph-properties>
      <style:text-properties fo:font-size="14pt" style:font-size-asian="14pt"/>
    </style:style>
    <style:style style:name="Title2" style:family="paragraph" style:parent-style-name="Heading_20_2" style:default-outline-level="" style:list-style-name="">
      <style:paragraph-properties fo:margin-top="0in" fo:margin-bottom="0in"/>
      <style:text-properties fo:color="#00000a" style:font-name="Arial1" fo:font-size="14pt" fo:font-style="italic" style:font-size-asian="14pt" style:language-asian="en" style:country-asian="US" style:font-style-asian="italic" style:font-name-complex="Times New Roman1" style:font-size-complex="10pt"/>
    </style:style>
    <style:style style:name="Title3" style:family="paragraph" style:parent-style-name="Title1" style:default-outline-level="" style:list-style-name="">
      <style:text-properties fo:font-variant="normal" fo:text-transform="none" fo:font-size="12pt" style:font-size-asian="12pt"/>
    </style:style>
    <style:style style:name="Title_20_4" style:display-name="Title 4" style:family="paragraph" style:parent-style-name="Title3" style:default-outline-level="" style:list-style-name="">
      <style:text-properties fo:text-transform="uppercase" fo:font-size="11pt" style:font-size-asian="11pt"/>
    </style:style>
    <style:style style:name="Test_20_Step" style:display-name="Test Step" style:family="paragraph" style:parent-style-name="Standard" style:default-outline-level="" style:list-style-name="">
      <style:paragraph-properties fo:margin-left="0.5in" fo:margin-right="0in" fo:margin-top="0.0555in" fo:margin-bottom="0.0555in" fo:text-indent="-0.5in" style:auto-text-indent="false"/>
      <style:text-properties style:font-name="Palatino Linotyp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1665in" fo:margin-bottom="0in" fo:line-height="108%" fo:keep-together="always" text:number-lines="false" text:line-number="0"/>
      <style:text-properties fo:color="#365f91" style:font-name="Cambria" fo:font-size="16pt" fo:language="en" fo:country="US" fo:font-weight="normal" style:letter-kerning="true" style:font-size-asian="16pt" style:language-asian="en" style:country-asian="US" style:font-weight-asian="normal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reference" style:display-name="footnote reference" style:family="text">
      <style:text-properties style:text-position="super 58%" style:font-name-complex="Times New Roman1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language-complex="zxx" style:country-complex="none"/>
    </style:style>
    <style:style style:name="annotation_20_reference" style:display-name="annotation reference" style:family="text">
      <style:text-properties fo:font-size="8pt" style:font-size-asian="8pt" style:font-name-complex="Times New Roman1" style:font-size-complex="8pt"/>
    </style:style>
    <style:style style:name="Comment_20_Text_20_Char" style:display-name="Comment Text Char" style:family="text">
      <style:text-properties style:font-name="Arial1" style:language-asian="en" style:country-asian="US" style:font-name-complex="Times New Roman1"/>
    </style:style>
    <style:style style:name="Comment_20_Subject_20_Char" style:display-name="Comment Subject Char" style:family="text">
      <style:text-properties style:font-name="Arial1" fo:font-weight="bold" style:language-asian="en" style:country-asian="US" style:font-weight-asian="bold" style:font-name-complex="Times New Roman1" style:font-weight-complex="bold"/>
    </style:style>
    <style:style style:name="FollowedHyperlink" style:family="text">
      <style:text-properties fo:color="#800080" style:text-underline-style="solid" style:text-underline-width="auto" style:text-underline-color="font-color" style:font-name-complex="Times New Roman1"/>
    </style:style>
    <style:style style:name="Body_20_Text_20_Char" style:display-name="Body Text Char" style:family="text">
      <style:text-properties fo:language="en" fo:country="GB" fo:font-style="italic" style:language-asian="en" style:country-asian="US" style:font-style-asian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Text_20_Char" style:display-name="Footnote Text Char" style:family="text">
      <style:text-properties style:font-name="Arial1" style:language-asian="en" style:country-asian="US"/>
    </style:style>
    <style:style style:name="Footer_20_Char" style:display-name="Footer Char" style:family="text">
      <style:text-properties style:font-name="Arial1" style:language-asian="en" style:country-asian="US"/>
    </style:style>
    <style:style style:name="Example_20_Char" style:display-name="Example Char" style:family="text">
      <style:text-properties fo:color="#999999" style:font-name="Arial1" style:language-asian="en" style:country-asian="US"/>
    </style:style>
    <style:style style:name="Instructive_20_Text_20_Char" style:display-name="Instructive Text Char" style:family="text">
      <style:text-properties fo:color="#4f81bd" style:font-name="Arial1" fo:font-style="italic" style:font-style-asian="italic"/>
    </style:style>
    <style:style style:name="Table_20_Text_20_Char" style:display-name="Table Text Char" style:family="text">
      <style:text-properties style:font-name="Arial1" style:language-asian="en" style:country-asian="US" style:font-size-complex="12pt"/>
    </style:style>
    <style:style style:name="Title_20_Char" style:display-name="Title Char" style:family="text" style:parent-style-name="Default_20_Paragraph_20_Font">
      <style:text-properties fo:color="#c00000" style:font-name="Arial1" fo:font-size="20pt" fo:font-weight="bold" style:font-size-asian="20pt" style:language-asian="en" style:country-asian="US" style:font-weight-asian="bold" style:font-name-complex="Arial2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asian="Times New Roman1" style:font-name-complex="Arial2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text:list-tab-stop-position="0.75in" fo:text-indent="-0.25in" fo:margin-left="1.5in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text:list-tab-stop-position="1in" fo:text-indent="-0.25in" fo:margin-left="1.75in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text:list-tab-stop-position="1in" fo:text-indent="-0.25in" fo:margin-left="2in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text:list-tab-stop-position="1.25in" fo:text-indent="-0.25in" fo:margin-left="2.25in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3in" fo:margin-left="0.55in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35in" fo:margin-left="0.85in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>
          <style:list-level-label-alignment text:label-followed-by="listtab" text:list-tab-stop-position="2.25in" fo:text-indent="-0.45in" fo:margin-left="1.2in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55in" fo:margin-left="1.55in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65in" fo:margin-left="1.9in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75in" fo:margin-left="2.25in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>
          <style:list-level-label-alignment text:label-followed-by="listtab" text:list-tab-stop-position="4.75in" fo:text-indent="-0.85in" fo:margin-left="2.6in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>
          <style:list-level-label-alignment text:label-followed-by="listtab" text:list-tab-stop-position="5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text:list-tab-stop-position="0.75in" fo:text-indent="-0.25in" fo:margin-left="1.5in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text:list-tab-stop-position="1in" fo:text-indent="-0.25in" fo:margin-left="1.75in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text:list-tab-stop-position="1in" fo:text-indent="-0.25in" fo:margin-left="2in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text:list-tab-stop-position="1.25in" fo:text-indent="-0.25in" fo:margin-left="2.25in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>
        <style:tab-stops>
          <style:tab-stop style:position="2.8839in" style:type="center"/>
          <style:tab-stop style:position="5.7681in" style:type="right"/>
          <style:tab-stop style:position="6.8909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5902in" style:writing-mode="lr-tb" style:layout-grid-color="#c0c0c0" style:layout-grid-lines="4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035in" fo:margin-left="0in" fo:margin-right="0in" fo:margin-bottom="0.7638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Standard"/>
      </style:header-left>
      <style:footer>
        <text:p text:style-name="MP1"><text:page-number text:select-page="current">7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User Requirement Specification Template</dc:title>
    <meta:initial-creator>[Author]</meta:initial-creator>
    <dc:creator>Dijana Antovska</dc:creator>
    <meta:editing-cycles>10</meta:editing-cycles>
    <meta:print-date>2012-11-13T06:07:00</meta:print-date>
    <meta:creation-date>2019-04-20T09:43:00</meta:creation-date>
    <dc:date>2019-05-04T21:28:02.16</dc:date>
    <meta:editing-duration>PT48M13S</meta:editing-duration>
    <meta:generator>OpenOffice/4.1.6$Win32 OpenOffice.org_project/416m1$Build-9790</meta:generator>
    <meta:document-statistic meta:table-count="7" meta:image-count="0" meta:object-count="0" meta:page-count="7" meta:paragraph-count="127" meta:word-count="462" meta:character-count="3217"/>
    <meta:user-defined meta:name="AppVersion">16.0000</meta:user-defined>
    <meta:user-defined meta:name="Company">Swinburne University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